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2.115cm" fo:min-width="9.98cm" draw:shadow="hidden"/>
    </style:style>
    <style:style style:name="gr2" style:family="graphic" style:parent-style-name="standard">
      <style:graphic-properties svg:stroke-color="#cccccc" draw:fill-color="#dddddd" draw:textarea-horizontal-align="justify" draw:textarea-vertical-align="middle" draw:auto-grow-height="false" fo:min-height="2.114cm" fo:min-width="9.9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979cm" fo:min-width="0.685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fo:min-height="1.148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979cm" fo:min-width="0.684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98cm" fo:min-width="0.686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98cm" fo:min-width="0.684cm" draw:shadow="hidden"/>
    </style:style>
    <style:style style:name="gr9" style:family="graphic" style:parent-style-name="standard">
      <style:graphic-properties draw:stroke="none" svg:stroke-color="#000000" draw:fill="none" draw:fill-color="#ffffff" fo:min-height="1.14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8cm" draw:shadow="hidden"/>
    </style:style>
    <style:style style:name="gr11" style:family="graphic" style:parent-style-name="objectwithoutfill">
      <style:graphic-properties draw:fill="none" draw:textarea-vertical-align="middle" draw:shadow="hidden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8cm" svg:height="2.365cm" svg:x="4.797cm" svg:y="8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8cm" svg:height="2.364cm" svg:x="4.797cm" svg:y="5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8cm" svg:height="2.365cm" svg:x="4.797cm" svg:y="2.3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85cm" svg:height="1.229cm" svg:x="7.476cm" svg:y="8.774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76cm" svg:y1="9.341cm" svg:x2="6.474cm" svg:y2="9.341cm">
          <text:p/>
        </draw:line>
        <draw:frame draw:style-name="gr5" draw:text-style-name="P5" draw:layer="layout" svg:width="1.948cm" svg:height="1.398cm" svg:x="4.824cm" svg:y="8.934cm">
          <draw:text-box>
            <text:p text:style-name="P4"><text:span text:style-name="T1">Empty</text:span></text:p>
          </draw:text-box>
        </draw:frame>
        <draw:custom-shape draw:style-name="gr6" draw:text-style-name="P2" draw:layer="layout" svg:width="1.184cm" svg:height="1.229cm" svg:x="9.78cm" svg:y="8.77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779cm" svg:y1="9.341cm" svg:x2="8.777cm" svg:y2="9.341cm">
          <text:p/>
        </draw:line>
        <draw:custom-shape draw:style-name="gr7" draw:text-style-name="P2" draw:layer="layout" svg:width="1.186cm" svg:height="1.23cm" svg:x="9.809cm" svg:y="5.84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447cm" svg:y1="7.071cm" svg:x2="10.447cm" svg:y2="8.774cm">
          <text:p/>
        </draw:line>
        <draw:custom-shape draw:style-name="gr8" draw:text-style-name="P2" draw:layer="layout" svg:width="1.184cm" svg:height="1.23cm" svg:x="12.088cm" svg:y="5.84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087cm" svg:y1="6.409cm" svg:x2="11.085cm" svg:y2="6.409cm">
          <text:p/>
        </draw:line>
        <draw:custom-shape draw:style-name="gr6" draw:text-style-name="P2" draw:layer="layout" svg:width="1.184cm" svg:height="1.229cm" svg:x="12.088cm" svg:y="2.90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286cm" svg:y1="3.794cm" svg:x2="12.726cm" svg:y2="5.841cm">
          <text:p/>
        </draw:line>
        <draw:frame draw:style-name="gr5" draw:text-style-name="P7" draw:layer="layout" svg:width="5.22cm" svg:height="1.398cm" svg:x="15.479cm" svg:y="8.887cm">
          <draw:text-box>
            <text:p text:style-name="P6">Function Context </text:p>
            <text:p text:style-name="P6">Stack Frame (i)</text:p>
          </draw:text-box>
        </draw:frame>
        <draw:frame draw:style-name="gr5" draw:text-style-name="P7" draw:layer="layout" svg:width="5.728cm" svg:height="1.398cm" svg:x="15.479cm" svg:y="5.86cm">
          <draw:text-box>
            <text:p text:style-name="P6">Function Context </text:p>
            <text:p text:style-name="P6">Stack Frame (i+1)</text:p>
          </draw:text-box>
        </draw:frame>
        <draw:frame draw:style-name="gr9" draw:text-style-name="P7" draw:layer="layout" svg:width="5.982cm" svg:height="1.399cm" svg:x="15.479cm" svg:y="3.116cm">
          <draw:text-box>
            <text:p text:style-name="P6">Function Context </text:p>
            <text:p text:style-name="P6">Stack Frame (i+2)</text:p>
          </draw:text-box>
        </draw:frame>
        <draw:frame draw:style-name="gr10" draw:text-style-name="P7" draw:layer="layout" svg:width="1.016cm" svg:height="1.018cm" svg:x="14.368cm" svg:y="8.943cm">
          <draw:text-box>
            <text:p text:style-name="P6">s</text:p>
          </draw:text-box>
        </draw:frame>
        <draw:line draw:style-name="gr4" draw:text-style-name="P3" draw:layer="layout" svg:x1="14.495cm" svg:y1="9.326cm" svg:x2="13.606cm" svg:y2="9.326cm">
          <text:p/>
        </draw:line>
        <draw:frame draw:style-name="gr10" draw:text-style-name="P7" draw:layer="layout" svg:width="1.016cm" svg:height="1.018cm" svg:x="14.349cm" svg:y="6.024cm">
          <draw:text-box>
            <text:p text:style-name="P6">t</text:p>
          </draw:text-box>
        </draw:frame>
        <draw:line draw:style-name="gr4" draw:text-style-name="P3" draw:layer="layout" svg:x1="14.476cm" svg:y1="6.407cm" svg:x2="13.587cm" svg:y2="6.407cm">
          <text:p/>
        </draw:line>
        <draw:frame draw:style-name="gr10" draw:text-style-name="P7" draw:layer="layout" svg:width="1.016cm" svg:height="1.018cm" svg:x="14.368cm" svg:y="8.943cm">
          <draw:text-box>
            <text:p text:style-name="P6">s</text:p>
          </draw:text-box>
        </draw:frame>
        <draw:line draw:style-name="gr4" draw:text-style-name="P3" draw:layer="layout" svg:x1="14.495cm" svg:y1="9.326cm" svg:x2="13.606cm" svg:y2="9.326cm">
          <text:p/>
        </draw:line>
        <draw:frame draw:style-name="gr10" draw:text-style-name="P7" draw:layer="layout" svg:width="1.016cm" svg:height="1.018cm" svg:x="14.222cm" svg:y="3.101cm">
          <draw:text-box>
            <text:p text:style-name="P6">u</text:p>
          </draw:text-box>
        </draw:frame>
        <draw:line draw:style-name="gr4" draw:text-style-name="P3" draw:layer="layout" svg:x1="14.349cm" svg:y1="3.484cm" svg:x2="13.46cm" svg:y2="3.484cm">
          <text:p/>
        </draw:line>
        <draw:custom-shape draw:style-name="gr6" draw:text-style-name="P2" draw:layer="layout" svg:width="1.184cm" svg:height="1.229cm" svg:x="1.889cm" svg:y="2.96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049cm" svg:y1="3.54cm" svg:x2="3.159cm" svg:y2="3.54cm">
          <text:p/>
        </draw:line>
        <draw:line draw:style-name="gr11" draw:text-style-name="P3" draw:layer="layout" svg:x1="4.048cm" svg:y1="2.016cm" svg:x2="4.048cm" svg:y2="10.398cm">
          <text:p/>
        </draw:line>
        <draw:frame draw:style-name="gr9" draw:text-style-name="P7" draw:layer="layout" svg:width="2.413cm" svg:height="1.399cm" svg:x="1.454cm" svg:y="1.454cm">
          <draw:text-box>
            <text:p text:style-name="P6">He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2:02:54.370352416</meta:creation-date>
    <dc:date>2017-10-16T17:46:59.494030557</dc:date>
    <meta:editing-duration>PT19H44M1S</meta:editing-duration>
    <meta:editing-cycles>9</meta:editing-cycles>
    <meta:generator>LibreOffice/5.3.1.2$Linux_X86_64 LibreOffice_project/30m0$Build-2</meta:generator>
    <meta:document-statistic meta:object-count="29"/>
  </office:meta>
</office:document-meta>
</file>